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20pt" style:family="table-row" style:display-name="heightsuit20pt">
      <style:table-row-properties style:row-height="20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Strikeout">
            <text:p>1</text:p>
          </table:table-cell>
          <table:table-cell table:style-name="tableheadEmph">
            <text:p>2</text:p>
          </table:table-cell>
        </table:table-row>
        <table:table-row>
          <table:table-cell/>
          <table:table-cell table:style-name="tablebodyEmph">
            <text:p>3</text:p>
          </table:table-cell>
          <table:table-cell table:style-name="tablebodyStrikeout">
            <text:p>4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headStrikeout" style:family="table-cell" style:display-name="tableheadStrikeout">
      <style:table-cell-properties fo:background-color="#cc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cc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